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Helvetica Neue" fo:font-size="21pt" fo:letter-spacing="normal" fo:font-style="normal" fo:font-weight="bold"/>
    </style:style>
    <style:style style:name="P2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style:line-height-at-least="0.2083in" fo:text-align="start" style:justify-single-word="false" fo:orphans="2" fo:widows="2" fo:text-indent="0in" style:auto-text-indent="false" fo:background-color="#f5f5f5" fo:padding="0.0937in" fo:border="0.06pt solid #000000"/>
      <style:text-properties fo:font-variant="normal" fo:text-transform="none" fo:color="#333333" style:font-name="Monaco" fo:font-size="14pt" fo:letter-spacing="normal" fo:font-style="normal" fo:font-weight="normal" loext:padding="0in" loext:border="none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  <style:text-properties fo:font-variant="normal" fo:text-transform="none" fo:color="#333333" style:font-name="Monaco" fo:font-size="14pt" fo:letter-spacing="normal" fo:font-style="normal" fo:font-weight="normal" loext:padding="0in" loext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</style:style>
    <style:style style:name="T1" style:family="text">
      <style:text-properties fo:font-variant="normal" fo:text-transform="none" fo:color="#333333" style:font-name="Monaco" fo:font-size="14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333" style:font-name="Monaco" fo:font-size="14pt" fo:letter-spacing="normal" fo:font-style="normal" fo:font-weight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strology Program</text:h>
      <text:section text:style-name="Sect1" text:name="intro">
        <text:p text:style-name="P2">Write a program that asks the user for day and month of a birthday.</text:p>
        <text:p text:style-name="P3">The program then tells the Zodiac signs that will be compatible with that birthday. </text:p>
        <text:p text:style-name="P4"/>
        <text:p text:style-name="P3">Zodiac Signs: <text:s text:c="18"/></text:p>
        <text:p text:style-name="P4"><text:span text:style-name="Strong_20_Emphasis"><text:span text:style-name="T1">Constellation</text:span></text:span><text:span text:style-name="T2"> <text:s text:c="2"/></text:span><text:span text:style-name="Strong_20_Emphasis"><text:span text:style-name="T1">English Name <text:s text:c="15"/>Dates <text:s text:c="6"/></text:span></text:span></text:p>
        <text:p text:style-name="P3">-Aries <text:s text:c="9"/>The Ram <text:s text:c="16"/>Mar. 21–Apr. 19 </text:p>
        <text:p text:style-name="P3">-Taurus <text:s text:c="8"/>The Bull <text:s text:c="15"/>Apr. 20–May 20 <text:s/></text:p>
        <text:p text:style-name="P3">-Gemini <text:s text:c="8"/>The Twins <text:s text:c="14"/>May 21–June 21 <text:s/></text:p>
        <text:p text:style-name="P3">-Cancer <text:s text:c="8"/>The Crab <text:s text:c="15"/>June 22–July 22 </text:p>
        <text:p text:style-name="P3">-Leo <text:s text:c="11"/>The Lion <text:s text:c="15"/>July 23–Aug. 22 </text:p>
        <text:p text:style-name="P3">-Virgo <text:s text:c="9"/>The Virgin <text:s text:c="13"/>Aug. 23–Sept. 22 <text:s text:c="7"/></text:p>
        <text:p text:style-name="P3">-Libra <text:s text:c="9"/>The Balance <text:s text:c="12"/>Sept. 23–Oct. 23 <text:s text:c="7"/></text:p>
        <text:p text:style-name="P3">-Scorpio <text:s text:c="7"/>The Scorpion <text:s text:c="11"/>Oct. 24–Nov. 21 </text:p>
        <text:p text:style-name="P3">-Sagittarius <text:s text:c="3"/>The Archer <text:s text:c="13"/>Nov. 22–Dec. 21 </text:p>
        <text:p text:style-name="P3">-Capricorn <text:s text:c="5"/>The Goat <text:s text:c="15"/>Dec. 22–Jan. 19 </text:p>
        <text:p text:style-name="P3">-Aquarius <text:s text:c="6"/>The Water Bearer <text:s text:c="7"/>Jan. 20–Feb. 18 </text:p>
        <text:p text:style-name="P3">-Pisces <text:s text:c="8"/>The Fishes <text:s text:c="13"/>Feb. 19–Mar. 20 </text:p>
        <text:p text:style-name="P4"/>
        <text:p text:style-name="P3">Compatible Zodiac signs:</text:p>
        <text:p text:style-name="P4"><text:span text:style-name="T2">- </text:span><text:span text:style-name="Strong_20_Emphasis"><text:span text:style-name="T1">Fire <text:s text:c="9"/></text:span></text:span><text:span text:style-name="T2">(Aries, Leo, Sagittarius) <text:s text:c="6"/></text:span></text:p>
        <text:p text:style-name="P4"><text:span text:style-name="T2">- </text:span><text:span text:style-name="Strong_20_Emphasis"><text:span text:style-name="T1">Earth <text:s text:c="8"/></text:span></text:span><text:span text:style-name="T2">(Taurus, Virgo, Capricorn)</text:span></text:p>
        <text:p text:style-name="P4"><text:span text:style-name="T2">- </text:span><text:span text:style-name="Strong_20_Emphasis"><text:span text:style-name="T1">Air <text:s text:c="10"/></text:span></text:span><text:span text:style-name="T2">(Gemini, Libra, Aquarius)</text:span></text:p>
        <text:p text:style-name="P4"><text:span text:style-name="T2">- </text:span><text:span text:style-name="Strong_20_Emphasis"><text:span text:style-name="T1">Water <text:s text:c="8"/></text:span></text:span><text:span text:style-name="T2">(Cancer, Scorpio, Pisces)</text:span></text:p>
        <text:p text:style-name="P4"/>
        <text:p text:style-name="P3">===== SAMPLE RUN =====</text:p>
        <text:p text:style-name="P3"><text:soft-page-break/>Please enter day of birth: 18</text:p>
        <text:p text:style-name="P3">Please enter month of birth: 5</text:p>
        <text:p text:style-name="P3">A birthday of 05 / 18 had the zodiac "Taurus"</text:p>
        <text:p text:style-name="P3">Taurus is compatible with: Taurus, Virgo, Capricorn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2:05:27.471074609</meta:creation-date>
    <dc:date>2016-12-24T12:06:01.688659030</dc:date>
    <meta:editing-duration>PT34S</meta:editing-duration>
    <meta:editing-cycles>2</meta:editing-cycles>
    <meta:generator>LibreOffice/5.2.3.3$Linux_X86_64 LibreOffice_project/20$Build-3</meta:generator>
    <meta:document-statistic meta:table-count="0" meta:image-count="0" meta:object-count="0" meta:page-count="2" meta:paragraph-count="27" meta:word-count="177" meta:character-count="1318" meta:non-whitespace-character-count="816"/>
  </office:meta>
</office:document-meta>
</file>